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2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/>
      <style:text-properties fo:font-size="12pt" style:font-size-asian="12pt" style:font-size-complex="12pt"/>
    </style:style>
    <style:style style:name="ce5" style:family="table-cell" style:parent-style-name="Default">
      <style:text-properties fo:color="#999999" fo:font-size="12pt" style:font-size-asian="12pt" style:font-size-complex="12pt"/>
    </style:style>
    <style:style style:name="ce6" style:family="table-cell" style:parent-style-name="Default">
      <style:table-cell-properties fo:background-color="#ffd8ce"/>
      <style:text-properties fo:color="#999999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 calcext:value-type="string">
            <text:p>toplevel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heckbutton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frame</text:p>
          </table:table-cell>
          <table:table-cell office:value-type="string" calcext:value-type="string">
            <text:p>menubutton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panedwindow</text:p>
          </table:table-cell>
          <table:table-cell office:value-type="string" calcext:value-type="string">
            <text:p>progressbar</text:p>
          </table:table-cell>
          <table:table-cell office:value-type="string" calcext:value-type="string">
            <text:p>radiobutt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scrollbar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sizegrip</text:p>
          </table:table-cell>
          <table:table-cell office:value-type="string" calcext:value-type="string">
            <text:p>spinbox</text:p>
          </table:table-cell>
          <table:table-cell office:value-type="string" calcext:value-type="string">
            <text:p>treeview</text:p>
          </table:table-cell>
          <table:table-cell office:value-type="string" calcext:value-type="string">
            <text:p>text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-class</text:p>
          </table:table-cell>
          <table:table-cell table:style-name="ce6"/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office:value-type="string" calcext:value-type="string">
            <text:p>-compound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cursor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fo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foregr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im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padding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-stat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-style</text:p>
          </table:table-cell>
          <table:table-cell table:style-name="ce6"/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9" table:style-name="ce2" office:value-type="string" calcext:value-type="string">
            <text:p>x</text:p>
          </table:table-cell>
          <table:table-cell table:style-name="ce2" table:number-columns-repeated="1004"/>
        </table:table-row>
        <table:table-row table:style-name="ro1">
          <table:table-cell table:style-name="ce2" office:value-type="string" calcext:value-type="string">
            <text:p>-takefocus</text:p>
          </table:table-cell>
          <table:table-cell table:style-name="ce6" office:value-type="string" calcext:value-type="string">
            <text:p>x</text:p>
          </table:table-cell>
          <table:table-cell table:number-columns-repeated="4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number-columns-repeated="10" table:style-name="ce2" office:value-type="string" calcext:value-type="string">
            <text:p>x</text:p>
          </table:table-cell>
          <table:table-cell table:style-name="ce2" table:number-columns-repeated="1003"/>
        </table:table-row>
        <table:table-row table:style-name="ro1">
          <table:table-cell office:value-type="string" calcext:value-type="string">
            <text:p>-tex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textvariabl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underlin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validate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validatecommand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-width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xscrollcomma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2"/>
          <table:table-cell table:number-columns-repeated="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yscrollcommand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10" table:base-cell-address="$Sheet1.$A$8" table:cell-range-address="$Sheet1.$A$8"/>
        <table:named-range table:name="L11" table:base-cell-address="$Sheet1.$A$9" table:cell-range-address="$Sheet1.$A$9"/>
        <table:named-range table:name="L12" table:base-cell-address="$Sheet1.$A$10" table:cell-range-address="$Sheet1.$A$10"/>
        <table:named-range table:name="L13" table:base-cell-address="$Sheet1.$A$11" table:cell-range-address="$Sheet1.$A$11"/>
        <table:named-range table:name="L14" table:base-cell-address="$Sheet1.$A$12" table:cell-range-address="$Sheet1.$A$12"/>
        <table:named-range table:name="L15" table:base-cell-address="$Sheet1.$A$13" table:cell-range-address="$Sheet1.$A$13"/>
        <table:named-range table:name="L16" table:base-cell-address="$Sheet1.$A$14" table:cell-range-address="$Sheet1.$A$14"/>
        <table:named-range table:name="L17" table:base-cell-address="$Sheet1.$A$15" table:cell-range-address="$Sheet1.$A$15"/>
        <table:named-range table:name="L18" table:base-cell-address="$Sheet1.$A$16" table:cell-range-address="$Sheet1.$A$16"/>
        <table:named-range table:name="L19" table:base-cell-address="$Sheet1.$A$17" table:cell-range-address="$Sheet1.$A$17"/>
        <table:named-range table:name="L20" table:base-cell-address="$Sheet1.$A$18" table:cell-range-address="$Sheet1.$A$18"/>
        <table:named-range table:name="L21" table:base-cell-address="$Sheet1.$A$19" table:cell-range-address="$Sheet1.$A$19"/>
        <table:named-range table:name="L22" table:base-cell-address="$Sheet1.$A$20" table:cell-range-address="$Sheet1.$A$20"/>
        <table:named-range table:name="L23" table:base-cell-address="$Sheet1.$A$21" table:cell-range-address="$Sheet1.$A$21"/>
        <table:named-range table:name="L24" table:base-cell-address="$Sheet1.$A$22" table:cell-range-address="$Sheet1.$A$22"/>
        <table:named-range table:name="L25" table:base-cell-address="$Sheet1.$A$23" table:cell-range-address="$Sheet1.$A$23"/>
        <table:named-range table:name="L26" table:base-cell-address="$Sheet1.$A$24" table:cell-range-address="$Sheet1.$A$24"/>
        <table:named-range table:name="L27" table:base-cell-address="$Sheet1.$A$25" table:cell-range-address="$Sheet1.$A$25"/>
        <table:named-range table:name="L28" table:base-cell-address="$Sheet1.$A$26" table:cell-range-address="$Sheet1.$A$26"/>
        <table:named-range table:name="L29" table:base-cell-address="$Sheet1.$A$27" table:cell-range-address="$Sheet1.$A$27"/>
        <table:named-range table:name="L30" table:base-cell-address="$Sheet1.$A$28" table:cell-range-address="$Sheet1.$A$28"/>
        <table:named-range table:name="L31" table:base-cell-address="$Sheet1.$A$29" table:cell-range-address="$Sheet1.$A$29"/>
        <table:named-range table:name="L32" table:base-cell-address="$Sheet1.$A$30" table:cell-range-address="$Sheet1.$A$30"/>
        <table:named-range table:name="L33" table:base-cell-address="$Sheet1.$A$31" table:cell-range-address="$Sheet1.$A$31"/>
        <table:named-range table:name="L34" table:base-cell-address="$Sheet1.$A$32" table:cell-range-address="$Sheet1.$A$32"/>
        <table:named-range table:name="L35" table:base-cell-address="$Sheet1.$A$33" table:cell-range-address="$Sheet1.$A$33"/>
        <table:named-range table:name="L36" table:base-cell-address="$Sheet1.$A$34" table:cell-range-address="$Sheet1.$A$34"/>
        <table:named-range table:name="L37" table:base-cell-address="$Sheet1.$A$35" table:cell-range-address="$Sheet1.$A$35"/>
        <table:named-range table:name="L38" table:base-cell-address="$Sheet1.$A$36" table:cell-range-address="$Sheet1.$A$36"/>
        <table:named-range table:name="L39" table:base-cell-address="$Sheet1.$A$37" table:cell-range-address="$Sheet1.$A$37"/>
        <table:named-range table:name="L4" table:base-cell-address="$Sheet1.$A$2" table:cell-range-address="$Sheet1.$A$2"/>
        <table:named-range table:name="L40" table:base-cell-address="$Sheet1.$A$38" table:cell-range-address="$Sheet1.$A$38"/>
        <table:named-range table:name="L41" table:base-cell-address="$Sheet1.$A$39" table:cell-range-address="$Sheet1.$A$39"/>
        <table:named-range table:name="L42" table:base-cell-address="$Sheet1.$A$40" table:cell-range-address="$Sheet1.$A$40"/>
        <table:named-range table:name="L43" table:base-cell-address="$Sheet1.$A$41" table:cell-range-address="$Sheet1.$A$41"/>
        <table:named-range table:name="L44" table:base-cell-address="$Sheet1.$A$42" table:cell-range-address="$Sheet1.$A$42"/>
        <table:named-range table:name="L45" table:base-cell-address="$Sheet1.$A$43" table:cell-range-address="$Sheet1.$A$43"/>
        <table:named-range table:name="L5" table:base-cell-address="$Sheet1.$A$3" table:cell-range-address="$Sheet1.$A$3"/>
        <table:named-range table:name="L6" table:base-cell-address="$Sheet1.$A$4" table:cell-range-address="$Sheet1.$A$4"/>
        <table:named-range table:name="L7" table:base-cell-address="$Sheet1.$A$5" table:cell-range-address="$Sheet1.$A$5"/>
        <table:named-range table:name="L8" table:base-cell-address="$Sheet1.$A$6" table:cell-range-address="$Sheet1.$A$6"/>
        <table:named-range table:name="L9" table:base-cell-address="$Sheet1.$A$7" table:cell-range-address="$Sheet1.$A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6:15:55.78771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2T10:51:00.591058485</meta:creation-date>
    <dc:date>2023-11-04T16:52:06.928003520</dc:date>
    <meta:editing-duration>PT1H54S</meta:editing-duration>
    <meta:editing-cycles>21</meta:editing-cycles>
    <meta:generator>LibreOffice/6.4.7.2$Linux_X86_64 LibreOffice_project/40$Build-2</meta:generator>
    <meta:document-statistic meta:table-count="1" meta:cell-count="166" meta:object-count="0"/>
  </office:meta>
</office:document-meta>
</file>